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500000045CFCFD74C662ABEDD.png" manifest:media-type="image/png"/>
  <manifest:file-entry manifest:full-path="Pictures/100014EB0000072A0000072A5C1E128537C13793.svg" manifest:media-type="image/svg+xml"/>
  <manifest:file-entry manifest:full-path="Pictures/100002010000008000000080CDFEB8A6BBCE3321.png" manifest:media-type="image/png"/>
  <manifest:file-entry manifest:full-path="Pictures/100002010000001600000016E046DEF6E8C1A5B0.png" manifest:media-type="image/png"/>
  <manifest:file-entry manifest:full-path="Pictures/100002010000002000000020BA9A1F69E66E74AB.png" manifest:media-type="image/png"/>
  <manifest:file-entry manifest:full-path="Pictures/1000020100000020000000207BFDA3721898B4B1.png" manifest:media-type="image/png"/>
  <manifest:file-entry manifest:full-path="Pictures/100002010000008000000080A593BDA00FB709C6.png" manifest:media-type="image/png"/>
  <manifest:file-entry manifest:full-path="Pictures/100002010000002000000020343233169D79B7E1.png" manifest:media-type="image/png"/>
  <manifest:file-entry manifest:full-path="Pictures/100002010000001600000016F7FE8E944183D15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2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5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99ffff" fo:border-left="1.5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ff66" fo:border-left="1.5pt solid #000000" fo:border-right="0.06pt solid #000000" fo:border-top="0.06pt solid #000000"/>
    </style:style>
    <style:style style:name="ce16" style:family="table-cell" style:parent-style-name="Default">
      <style:table-cell-properties fo:border-bottom="1.5pt solid #000000" fo:border-left="1.5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ackground-color="#99ffff" fo:border="0.06pt solid #000000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m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ffff66" fo:border="0.06pt solid #000000"/>
    </style:style>
    <style:style style:name="ce29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1.5pt solid #000000" fo:border-top="1.5pt solid #000000"/>
    </style:style>
    <style:style style:name="ce36" style:family="table-cell" style:parent-style-name="Default">
      <style:table-cell-properties fo:border-bottom="none" fo:border-left="none" fo:border-right="1.5pt solid #000000" fo:border-top="none"/>
    </style:style>
    <style:style style:name="ce37" style:family="table-cell" style:parent-style-name="Default">
      <style:table-cell-properties fo:border-bottom="0.06pt solid #000000" fo:background-color="#99ffff" fo:border-left="0.06pt solid #000000" fo:border-right="1.5pt solid #000000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mm"/>
    </style:style>
    <style:style style:name="ce40" style:family="table-cell" style:parent-style-name="Default">
      <style:table-cell-properties fo:border-bottom="0.06pt solid #000000" fo:background-color="#ffff66" fo:border-left="0.06pt solid #000000" fo:border-right="1.5pt solid #000000" fo:border-top="0.06pt solid #000000"/>
    </style:style>
    <style:style style:name="ce41" style:family="table-cell" style:parent-style-name="Default">
      <style:table-cell-properties fo:border-bottom="1.5pt solid #000000" fo:border-left="0.06pt solid #000000" fo:border-right="1.5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id="row1">
          <table:table-cell/>
          <table:table-cell table:style-name="ce1" office:value-type="string" calcext:value-type="string">
            <text:p>Report about continents at 2016-09-17 14:14 by xv1t@yandex.ru</text:p>
          </table:table-cell>
          <table:table-cell table:number-columns-repeated="5"/>
        </table:table-row>
        <table:table-row table:style-name="ro2" from="2" to="2" id="row2">
          <table:table-cell table:number-columns-repeated="7"/>
        </table:table-row>
        <table:table-row table:style-name="ro3" from="3" to="3" id="row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Afric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6309.01">
            <text:p>6309,01</text:p>
          </table:table-cell>
          <table:table-cell table:style-name="ce34" office:value-type="float" calcext:value-type="float" office:value="1">
            <text:p>1</text:p>
          </table:table-cell>
          <table:table-cell table:style-name="ce42">
            <draw:frame table:end-cell-address="Sheet1.G7" table:end-x="20.95mm" table:end-y="0.31mm" draw:z-index="4" draw:name="Изображение 2" draw:style-name="gr1" draw:text-style-name="P1" svg:width="19mm" svg:height="18.39mm" svg:x="1.95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id="row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Egypt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id="row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Kair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1">
            <text:p>1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Madagaskar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id="row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1" to="11" id="row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F7FE8E944183D157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Red Sea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233.2">
            <text:p>233,2</text:p>
          </table:table-cell>
          <table:table-cell table:style-name="ce43"/>
        </table:table-row>
        <table:table-row table:style-name="ro2" from="12" to="12" id="row12" range_name="Seas" range_level="2" ranges="Continents,Sea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id="row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4" to="14" id="row14" range_name="Islands" range_level="3" range_start="Islands" range_end="Seas,Islands" ranges="Continents,Seas,Islands" range_parent="Seas" done="true">
          <table:table-cell/>
          <table:table-cell table:style-name="ce4"/>
          <table:table-cell table:style-name="ce16" office:value-type="string" calcext:value-type="string">
            <text:p>Palm</text:p>
          </table:table-cell>
          <table:table-cell table:style-name="ce29" office:value-type="float" calcext:value-type="float" office:value="23.5">
            <text:p>23,5</text:p>
          </table:table-cell>
          <table:table-cell table:style-name="ce29" office:value-type="string" calcext:value-type="string">
            <text:p>[Island.animals]</text:p>
          </table:table-cell>
          <table:table-cell table:style-name="ce41" office:value-type="string" calcext:value-type="string">
            <text:p>[Island.volcano]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E046DEF6E8C1A5B0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 from="15" to="15" id="row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1">
            <text:p>1</text:p>
          </table:table-cell>
          <table:table-cell table:style-name="ce27" table:number-columns-repeated="2"/>
          <table:table-cell table:style-name="ce43"/>
        </table:table-row>
        <table:table-row table:style-name="ro2" from="16" to="16" id="row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342">
            <text:p>342</text:p>
          </table:table-cell>
          <table:table-cell table:style-name="ce44"/>
        </table:table-row>
        <table:table-row table:style-name="ro4" from="17" to="17" id="row17" range_name="Continents" range_level="1" range_end="Continents" ranges="Continents" done="true">
          <table:table-cell table:number-columns-repeated="7"/>
        </table:table-row>
        <table:table-row table:style-name="ro3" from="3" to="3" id="row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Euroasi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8726.34">
            <text:p>8726,34</text:p>
          </table:table-cell>
          <table:table-cell table:style-name="ce34" office:value-type="float" calcext:value-type="float" office:value="2">
            <text:p>2</text:p>
          </table:table-cell>
          <table:table-cell table:style-name="ce42">
            <draw:frame table:end-cell-address="Sheet1.G7" table:end-x="20.95mm" table:end-y="0.31mm" draw:z-index="4" draw:name="Изображение 2" draw:style-name="gr1" draw:text-style-name="P1" svg:width="19mm" svg:height="18.39mm" svg:x="1.95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id="row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USSR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Moscow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id="row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Samara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8" to="8" id="row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Moscow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2">
            <text:p>2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Belorussi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Minsk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id="row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Minsk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8" to="8" id="row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Grodno</text:p>
            <draw:frame table:end-cell-address="Sheet1.C8" table:end-x="33.15mm" table:end-y="4.53mm" draw:z-index="6" draw:name="Изображение 4" draw:style-name="gr1" draw:text-style-name="P1" svg:width="4.38mm" svg:height="4.22mm" svg:x="28.77mm" svg:y="0.31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2">
            <text:p>2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id="row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1" to="11" id="row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F7FE8E944183D157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Black sea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4452.16">
            <text:p>4452,16</text:p>
          </table:table-cell>
          <table:table-cell table:style-name="ce43"/>
        </table:table-row>
        <table:table-row table:style-name="ro2" from="12" to="12" id="row12" range_name="Seas" range_level="2" ranges="Continents,Sea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id="row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4" to="14" id="row14" range_name="Islands" range_level="3" range_start="Islands" range_end="Seas,Islands" ranges="Continents,Seas,Islands" range_parent="Seas" done="true">
          <table:table-cell/>
          <table:table-cell table:style-name="ce4"/>
          <table:table-cell table:style-name="ce16" office:value-type="string" calcext:value-type="string">
            <text:p>Buyan</text:p>
          </table:table-cell>
          <table:table-cell table:style-name="ce29" office:value-type="float" calcext:value-type="float" office:value="45">
            <text:p>45</text:p>
          </table:table-cell>
          <table:table-cell table:style-name="ce29" office:value-type="string" calcext:value-type="string">
            <text:p>Belki, lebedy</text:p>
          </table:table-cell>
          <table:table-cell table:style-name="ce41" office:value-type="string" calcext:value-type="string">
            <text:p>no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E046DEF6E8C1A5B0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 from="11" to="11" id="row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F7FE8E944183D157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Azovsloe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342">
            <text:p>342</text:p>
          </table:table-cell>
          <table:table-cell table:style-name="ce43"/>
        </table:table-row>
        <table:table-row table:style-name="ro2" from="12" to="12" id="row12" range_name="Seas" range_level="2" ranges="Continents,Sea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id="row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5" to="15" id="row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2">
            <text:p>2</text:p>
          </table:table-cell>
          <table:table-cell table:style-name="ce27" table:number-columns-repeated="2"/>
          <table:table-cell table:style-name="ce43"/>
        </table:table-row>
        <table:table-row table:style-name="ro2" from="16" to="16" id="row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0">
            <text:p>0</text:p>
          </table:table-cell>
          <table:table-cell table:style-name="ce44"/>
        </table:table-row>
        <table:table-row table:style-name="ro4" from="17" to="17" id="row17" range_name="Continents" range_level="1" range_end="Continents" ranges="Continents" done="true">
          <table:table-cell table:number-columns-repeated="7"/>
        </table:table-row>
        <table:table-row table:style-name="ro3" from="3" to="3" id="row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North Americ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12343">
            <text:p>12343</text:p>
          </table:table-cell>
          <table:table-cell table:style-name="ce34" office:value-type="float" calcext:value-type="float" office:value="3">
            <text:p>3</text:p>
          </table:table-cell>
          <table:table-cell table:style-name="ce42">
            <draw:frame table:end-cell-address="Sheet1.G7" table:end-x="20.95mm" table:end-y="0.31mm" draw:z-index="4" draw:name="Изображение 2" draw:style-name="gr1" draw:text-style-name="P1" svg:width="19mm" svg:height="18.39mm" svg:x="1.95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id="row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Canad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Ottawa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id="row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US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Washington</text:p>
          </table:table-cell>
          <table:table-cell table:style-name="ce43"/>
        </table:table-row>
        <table:table-row table:style-name="ro2" from="6" to="6" id="row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id="row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id="row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id="row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5" to="15" id="row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0">
            <text:p>0</text:p>
          </table:table-cell>
          <table:table-cell table:style-name="ce27" table:number-columns-repeated="2"/>
          <table:table-cell table:style-name="ce43"/>
        </table:table-row>
        <table:table-row table:style-name="ro2" from="16" to="16" id="row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0">
            <text:p>0</text:p>
          </table:table-cell>
          <table:table-cell table:style-name="ce44"/>
        </table:table-row>
        <table:table-row table:style-name="ro4" from="17" to="17" id="row17" range_name="Continents" range_level="1" range_end="Continents" ranges="Continents" done="true">
          <table:table-cell table:number-columns-repeated="7"/>
        </table:table-row>
        <table:table-row table:style-name="ro2" from="18" to="18" id="row18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2016-09-22 15:36:36</text:p>
          </table:table-cell>
          <table:table-cell table:number-columns-repeated="4"/>
        </table:table-row>
        <table:table-row table:style-name="ro2" from="19" to="19" id="row19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2016-09-22</text:p>
          </table:table-cell>
          <table:table-cell/>
          <table:table-cell/>
          <table:table-cell table:number-columns-repeated="2"/>
        </table:table-row>
        <table:table-row table:style-name="ro2" from="20" to="20" id="row20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2016-09-17 14:14</text:p>
          </table:table-cell>
          <table:table-cell table:number-columns-repeated="2"/>
          <table:table-cell/>
          <table:table-cell/>
        </table:table-row>
        <table:table-row table:style-name="ro2" from="21" to="21" id="row21">
          <table:table-cell/>
          <table:table-cell office:value-type="string" calcext:value-type="string">
            <text:p>src file</text:p>
          </table:table-cell>
          <table:table-cell office:value-type="string" calcext:value-type="string">
            <text:p>continents.ods</text:p>
          </table:table-cell>
          <table:table-cell table:number-columns-repeated="4"/>
        </table:table-row>
        <table:table-row table:style-name="ro2" from="22" to="22" id="row22">
          <table:table-cell/>
          <table:table-cell office:value-type="string" calcext:value-type="string">
            <text:p>dest file</text:p>
          </table:table-cell>
          <table:table-cell office:value-type="string" calcext:value-type="string">
            <text:p>continents-out.ods</text:p>
          </table:table-cell>
          <table:table-cell table:number-columns-repeated="4"/>
        </table:table-row>
        <table:table-row table:style-name="ro2" from="23" to="23" id="row23">
          <table:table-cell/>
          <table:table-cell office:value-type="string" calcext:value-type="string">
            <text:p>float</text:p>
          </table:table-cell>
          <table:table-cell table:style-name="ce19" office:value-type="float" calcext:value-type="float" office:value="1254.5">
            <text:p>1254,5</text:p>
          </table:table-cell>
          <table:table-cell table:number-columns-repeated="4"/>
        </table:table-row>
        <table:table-row table:style-name="ro2" from="24" to="24" id="row24">
          <table:table-cell/>
          <table:table-cell office:value-type="string" calcext:value-type="string">
            <text:p>formatted number</text:p>
          </table:table-cell>
          <table:table-cell table:style-name="ce19" office:value-type="float" office:value="134234.5" calcext:value-type="float">
            <text:p>134 234,50</text:p>
          </table:table-cell>
          <table:table-cell table:number-columns-repeated="4"/>
        </table:table-row>
        <table:table-row table:style-name="ro2" from="25" to="25" id="row25">
          <table:table-cell table:number-columns-repeated="7"/>
        </table:table-row>
        <table:table-row table:style-name="ro2" from="26" to="26" id="row26">
          <table:table-cell/>
          <table:table-cell office:value-type="string" calcext:value-type="string">
            <text:p>Oceans list</text:p>
          </table:table-cell>
          <table:table-cell/>
          <table:table-cell>
            <draw:frame table:end-cell-address="Sheet1.D26" table:end-x="14.77mm" table:end-y="4.22mm" draw:z-index="0" draw:name="ImageEnabledDB" draw:style-name="gr1" draw:text-style-name="P1" svg:width="3.9mm" svg:height="3.62mm" svg:x="10.87mm" svg:y="0.6mm">
              <draw:image xlink:href="Pictures/100002010000008000000080A593BDA00FB709C6.png" xlink:type="simple" xlink:show="embed" xlink:actuate="onLoad">
                <text:p/>
              </draw:image>
              <svg:title>conditions</svg:title>
              <svg:desc>true</svg:desc>
            </draw:frame>
          </table:table-cell>
          <table:table-cell table:number-columns-repeated="3"/>
        </table:table-row>
        <table:table-row table:style-name="ro2" from="27" to="27" id="row27">
          <table:table-cell/>
          <table:table-cell table:style-name="ce7" office:value-type="string" calcext:value-type="string">
            <text:p>Position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rea</text:p>
          </table:table-cell>
          <table:table-cell table:number-columns-repeated="3"/>
        </table:table-row>
        <table:table-row table:style-name="ro2" from="28" to="28" id="row28" range_name="Oceans" range_level="1" range_start="Oceans" range_end="Oceans" ranges="Oceans" done="true">
          <table:table-cell/>
          <table:table-cell table:style-name="ce8" office:value-type="float" calcext:value-type="float" office:value="1">
            <text:p>1</text:p>
            <draw:frame table:end-cell-address="Sheet1.B28" table:end-x="4.61mm" table:end-y="4.01mm" draw:z-index="3" draw:name="Изображение 1" draw:style-name="gr1" draw:text-style-name="P1" svg:width="3.62mm" svg:height="3.61mm" svg:x="0.99mm" svg:y="0.4mm">
              <draw:image xlink:href="Pictures/100014EB0000072A0000072A5C1E128537C13793.svg" xlink:type="simple" xlink:show="embed" xlink:actuate="onLoad">
                <text:p/>
              </draw:image>
              <draw:image xlink:href="Pictures/100002010000004500000045CFCFD74C662ABEDD.png" xlink:type="simple" xlink:show="embed" xlink:actuate="onLoad"/>
            </draw:frame>
          </table:table-cell>
          <table:table-cell table:style-name="ce21" office:value-type="string" calcext:value-type="string">
            <text:p>Pacific</text:p>
          </table:table-cell>
          <table:table-cell table:style-name="ce21" office:value-type="float" calcext:value-type="float" office:value="2381.45">
            <text:p>2381,45</text:p>
          </table:table-cell>
          <table:table-cell table:number-columns-repeated="3"/>
        </table:table-row>
        <table:table-row table:style-name="ro2" from="28" to="28" id="row28" range_name="Oceans" range_level="1" range_start="Oceans" range_end="Oceans" ranges="Oceans" done="true">
          <table:table-cell/>
          <table:table-cell table:style-name="ce8" office:value-type="float" calcext:value-type="float" office:value="2">
            <text:p>2</text:p>
            <draw:frame table:end-cell-address="Sheet1.B28" table:end-x="4.61mm" table:end-y="4.01mm" draw:z-index="3" draw:name="Изображение 1" draw:style-name="gr1" draw:text-style-name="P1" svg:width="3.62mm" svg:height="3.61mm" svg:x="0.99mm" svg:y="0.4mm">
              <draw:image xlink:href="Pictures/100014EB0000072A0000072A5C1E128537C13793.svg" xlink:type="simple" xlink:show="embed" xlink:actuate="onLoad">
                <text:p/>
              </draw:image>
              <draw:image xlink:href="Pictures/100002010000004500000045CFCFD74C662ABEDD.png" xlink:type="simple" xlink:show="embed" xlink:actuate="onLoad"/>
            </draw:frame>
          </table:table-cell>
          <table:table-cell table:style-name="ce21" office:value-type="string" calcext:value-type="string">
            <text:p>Atlantic</text:p>
          </table:table-cell>
          <table:table-cell table:style-name="ce21" office:value-type="float" calcext:value-type="float" office:value="23422">
            <text:p>23422</text:p>
          </table:table-cell>
          <table:table-cell table:number-columns-repeated="3"/>
        </table:table-row>
        <table:table-row table:style-name="ro2" from="28" to="28" id="row28" range_name="Oceans" range_level="1" range_start="Oceans" range_end="Oceans" ranges="Oceans" done="true">
          <table:table-cell/>
          <table:table-cell table:style-name="ce8" office:value-type="float" calcext:value-type="float" office:value="3">
            <text:p>3</text:p>
            <draw:frame table:end-cell-address="Sheet1.B28" table:end-x="4.61mm" table:end-y="4.01mm" draw:z-index="3" draw:name="Изображение 1" draw:style-name="gr1" draw:text-style-name="P1" svg:width="3.62mm" svg:height="3.61mm" svg:x="0.99mm" svg:y="0.4mm">
              <draw:image xlink:href="Pictures/100014EB0000072A0000072A5C1E128537C13793.svg" xlink:type="simple" xlink:show="embed" xlink:actuate="onLoad">
                <text:p/>
              </draw:image>
              <draw:image xlink:href="Pictures/100002010000004500000045CFCFD74C662ABEDD.png" xlink:type="simple" xlink:show="embed" xlink:actuate="onLoad"/>
            </draw:frame>
          </table:table-cell>
          <table:table-cell table:style-name="ce21" office:value-type="string" calcext:value-type="string">
            <text:p>Indian</text:p>
          </table:table-cell>
          <table:table-cell table:style-name="ce21" office:value-type="float" calcext:value-type="float" office:value="9031.09">
            <text:p>9031,09</text:p>
          </table:table-cell>
          <table:table-cell table:number-columns-repeated="3"/>
        </table:table-row>
        <table:table-row table:style-name="ro2" from="28" to="28" id="row28" range_name="Oceans" range_level="1" range_start="Oceans" range_end="Oceans" ranges="Oceans" done="true">
          <table:table-cell/>
          <table:table-cell table:style-name="ce8" office:value-type="float" calcext:value-type="float" office:value="4">
            <text:p>4</text:p>
            <draw:frame table:end-cell-address="Sheet1.B28" table:end-x="4.61mm" table:end-y="4.01mm" draw:z-index="3" draw:name="Изображение 1" draw:style-name="gr1" draw:text-style-name="P1" svg:width="3.62mm" svg:height="3.61mm" svg:x="0.99mm" svg:y="0.4mm">
              <draw:image xlink:href="Pictures/100014EB0000072A0000072A5C1E128537C13793.svg" xlink:type="simple" xlink:show="embed" xlink:actuate="onLoad">
                <text:p/>
              </draw:image>
              <draw:image xlink:href="Pictures/100002010000004500000045CFCFD74C662ABEDD.png" xlink:type="simple" xlink:show="embed" xlink:actuate="onLoad"/>
            </draw:frame>
          </table:table-cell>
          <table:table-cell table:style-name="ce21" office:value-type="string" calcext:value-type="string">
            <text:p>Arctic</text:p>
          </table:table-cell>
          <table:table-cell table:style-name="ce21" office:value-type="float" calcext:value-type="float" office:value="73076.4">
            <text:p>73076,4</text:p>
          </table:table-cell>
          <table:table-cell table:number-columns-repeated="3"/>
        </table:table-row>
      </table:table>
      <table:named-expressions>
        <table:named-range table:name="Cities" table:base-cell-address="$Sheet1.$I$14" table:cell-range-address="$Sheet1.$A$8:.$AMJ$8" table:range-usable-as="repeat-row" id="range1"/>
        <table:named-range table:name="Continents" table:base-cell-address="$Sheet1.$F$23" table:cell-range-address="$Sheet1.$A$3:.$G$17" table:range-usable-as="repeat-row" id="range2"/>
        <table:named-range table:name="Countries" table:base-cell-address="$Sheet1.$A$12" table:cell-range-address="$Sheet1.$A$5:.$AMJ$9" table:range-usable-as="repeat-row" id="range3"/>
        <table:named-range table:name="Islands" table:base-cell-address="$Sheet1.$A$18" table:cell-range-address="$Sheet1.$A$14:.$AMJ$14" table:range-usable-as="repeat-row" id="range4"/>
        <table:named-range table:name="Oceans" table:base-cell-address="$Sheet1.$A$28" table:cell-range-address="$Sheet1.$A$28:.$AMJ$28" table:range-usable-as="repeat-row" id="range5"/>
        <table:named-range table:name="Seas" table:base-cell-address="$Sheet1.$A$14" table:cell-range-address="$Sheet1.$A$11:.$AMJ$14" table:range-usable-as="repeat-row" id="range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opLeft</text:p>
        </style:region-left>
        <style:region-center>
          <text:p><text:sheet-name>???</text:sheet-name></text:p>
        </style:region-center>
        <style:region-right>
          <text:p>TopRight</text:p>
        </style:region-right>
      </style:header>
      <style:header-left style:display="false"/>
      <style:footer>
        <style:region-left>
          <text:p>BottomLeft 2016-09-22</text:p>
        </style:region-left>
        <style:region-center>
          <text:p>Страница <text:page-number>1</text:page-number></text:p>
        </style:region-center>
        <style:region-right>
          <text:p>BottomRight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14:36:06.9314443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17:20.105414534</meta:creation-date>
    <dc:date>2016-09-22T14:36:21.813494060</dc:date>
    <meta:editing-duration>PT1H27M22S</meta:editing-duration>
    <meta:editing-cycles>52</meta:editing-cycles>
    <meta:generator>LibreOffice/5.1.4.2$Linux_X86_64 LibreOffice_project/10m0$Build-2</meta:generator>
    <meta:document-statistic meta:table-count="1" meta:cell-count="65" meta:object-count="9"/>
    <meta:user-defined meta:name="DisplayField(Country.name)">Countries</meta:user-defined>
    <meta:user-defined meta:name="SUM(Country.area)">Countries</meta:user-defined>
    <meta:user-defined meta:name="SUM(Sea.area)">Seas</meta:user-defined>
  </office:meta>
</office:document-meta>
</file>